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RA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h_geocode</text:p>
          </table:table-cell>
          <table:table-cell office:value-type="string" calcext:value-type="string">
            <text:p>c000</text:p>
          </table:table-cell>
          <table:table-cell office:value-type="string" calcext:value-type="string">
            <text:p>ca01</text:p>
          </table:table-cell>
          <table:table-cell office:value-type="string" calcext:value-type="string">
            <text:p>ca02</text:p>
          </table:table-cell>
          <table:table-cell office:value-type="string" calcext:value-type="string">
            <text:p>ca03</text:p>
          </table:table-cell>
          <table:table-cell office:value-type="string" calcext:value-type="string">
            <text:p>ce01</text:p>
          </table:table-cell>
          <table:table-cell office:value-type="string" calcext:value-type="string">
            <text:p>ce02</text:p>
          </table:table-cell>
          <table:table-cell office:value-type="string" calcext:value-type="string">
            <text:p>ce03</text:p>
          </table:table-cell>
          <table:table-cell office:value-type="string" calcext:value-type="string">
            <text:p>cns01</text:p>
          </table:table-cell>
          <table:table-cell office:value-type="string" calcext:value-type="string">
            <text:p>cns02</text:p>
          </table:table-cell>
          <table:table-cell office:value-type="string" calcext:value-type="string">
            <text:p>cns03</text:p>
          </table:table-cell>
          <table:table-cell office:value-type="string" calcext:value-type="string">
            <text:p>cns04</text:p>
          </table:table-cell>
          <table:table-cell office:value-type="string" calcext:value-type="string">
            <text:p>cns05</text:p>
          </table:table-cell>
          <table:table-cell office:value-type="string" calcext:value-type="string">
            <text:p>cns06</text:p>
          </table:table-cell>
          <table:table-cell office:value-type="string" calcext:value-type="string">
            <text:p>cns07</text:p>
          </table:table-cell>
          <table:table-cell office:value-type="string" calcext:value-type="string">
            <text:p>cns08</text:p>
          </table:table-cell>
          <table:table-cell office:value-type="string" calcext:value-type="string">
            <text:p>cns09</text:p>
          </table:table-cell>
          <table:table-cell office:value-type="string" calcext:value-type="string">
            <text:p>cns10</text:p>
          </table:table-cell>
          <table:table-cell office:value-type="string" calcext:value-type="string">
            <text:p>cns11</text:p>
          </table:table-cell>
          <table:table-cell office:value-type="string" calcext:value-type="string">
            <text:p>cns12</text:p>
          </table:table-cell>
          <table:table-cell office:value-type="string" calcext:value-type="string">
            <text:p>cns13</text:p>
          </table:table-cell>
          <table:table-cell office:value-type="string" calcext:value-type="string">
            <text:p>cns14</text:p>
          </table:table-cell>
          <table:table-cell office:value-type="string" calcext:value-type="string">
            <text:p>cns15</text:p>
          </table:table-cell>
          <table:table-cell office:value-type="string" calcext:value-type="string">
            <text:p>cns16</text:p>
          </table:table-cell>
          <table:table-cell office:value-type="string" calcext:value-type="string">
            <text:p>cns17</text:p>
          </table:table-cell>
          <table:table-cell office:value-type="string" calcext:value-type="string">
            <text:p>cns18</text:p>
          </table:table-cell>
          <table:table-cell office:value-type="string" calcext:value-type="string">
            <text:p>cns19</text:p>
          </table:table-cell>
          <table:table-cell office:value-type="string" calcext:value-type="string">
            <text:p>cns20</text:p>
          </table:table-cell>
          <table:table-cell office:value-type="string" calcext:value-type="string">
            <text:p>cr01</text:p>
          </table:table-cell>
          <table:table-cell office:value-type="string" calcext:value-type="string">
            <text:p>cr02</text:p>
          </table:table-cell>
          <table:table-cell office:value-type="string" calcext:value-type="string">
            <text:p>cr03</text:p>
          </table:table-cell>
          <table:table-cell office:value-type="string" calcext:value-type="string">
            <text:p>cr04</text:p>
          </table:table-cell>
          <table:table-cell office:value-type="string" calcext:value-type="string">
            <text:p>cr05</text:p>
          </table:table-cell>
          <table:table-cell office:value-type="string" calcext:value-type="string">
            <text:p>cr07</text:p>
          </table:table-cell>
          <table:table-cell office:value-type="string" calcext:value-type="string">
            <text:p>ct01</text:p>
          </table:table-cell>
          <table:table-cell office:value-type="string" calcext:value-type="string">
            <text:p>ct02</text:p>
          </table:table-cell>
          <table:table-cell office:value-type="string" calcext:value-type="string">
            <text:p>cd01</text:p>
          </table:table-cell>
          <table:table-cell office:value-type="string" calcext:value-type="string">
            <text:p>cd02</text:p>
          </table:table-cell>
          <table:table-cell office:value-type="string" calcext:value-type="string">
            <text:p>cd03</text:p>
          </table:table-cell>
          <table:table-cell office:value-type="string" calcext:value-type="string">
            <text:p>cd04</text:p>
          </table:table-cell>
          <table:table-cell office:value-type="string" calcext:value-type="string">
            <text:p>cs01</text:p>
          </table:table-cell>
          <table:table-cell office:value-type="string" calcext:value-type="string">
            <text:p>cs02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15)</text:p>
          </table:table-cell>
          <table:table-cell table:number-columns-repeated="41" office:value-type="string" calcext:value-type="string">
            <text:p>numeric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Varchar(4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 CREATE TABLE query</text:p>
          </table:table-cell>
          <table:table-cell table:formula="of:=[.B3]&amp;&quot; &quot;&amp;[.B4]&amp;&quot;,&quot;" office:value-type="string" office:string-value="h_geocode Varchar(15)," calcext:value-type="string">
            <text:p>h_geocode Varchar(15),</text:p>
          </table:table-cell>
          <table:table-cell table:formula="of:=[.C3]&amp;&quot; &quot;&amp;[.C4]&amp;&quot;,&quot;" office:value-type="string" office:string-value="c000 numeric," calcext:value-type="string">
            <text:p>c000 numeric,</text:p>
          </table:table-cell>
          <table:table-cell table:formula="of:=[.D3]&amp;&quot; &quot;&amp;[.D4]&amp;&quot;,&quot;" office:value-type="string" office:string-value="ca01 numeric," calcext:value-type="string">
            <text:p>ca01 numeric,</text:p>
          </table:table-cell>
          <table:table-cell table:formula="of:=[.E3]&amp;&quot; &quot;&amp;[.E4]&amp;&quot;,&quot;" office:value-type="string" office:string-value="ca02 numeric," calcext:value-type="string">
            <text:p>ca02 numeric,</text:p>
          </table:table-cell>
          <table:table-cell table:formula="of:=[.F3]&amp;&quot; &quot;&amp;[.F4]&amp;&quot;,&quot;" office:value-type="string" office:string-value="ca03 numeric," calcext:value-type="string">
            <text:p>ca03 numeric,</text:p>
          </table:table-cell>
          <table:table-cell table:formula="of:=[.G3]&amp;&quot; &quot;&amp;[.G4]&amp;&quot;,&quot;" office:value-type="string" office:string-value="ce01 numeric," calcext:value-type="string">
            <text:p>ce01 numeric,</text:p>
          </table:table-cell>
          <table:table-cell table:formula="of:=[.H3]&amp;&quot; &quot;&amp;[.H4]&amp;&quot;,&quot;" office:value-type="string" office:string-value="ce02 numeric," calcext:value-type="string">
            <text:p>ce02 numeric,</text:p>
          </table:table-cell>
          <table:table-cell table:formula="of:=[.I3]&amp;&quot; &quot;&amp;[.I4]&amp;&quot;,&quot;" office:value-type="string" office:string-value="ce03 numeric," calcext:value-type="string">
            <text:p>ce03 numeric,</text:p>
          </table:table-cell>
          <table:table-cell table:formula="of:=[.J3]&amp;&quot; &quot;&amp;[.J4]&amp;&quot;,&quot;" office:value-type="string" office:string-value="cns01 numeric," calcext:value-type="string">
            <text:p>cns01 numeric,</text:p>
          </table:table-cell>
          <table:table-cell table:formula="of:=[.K3]&amp;&quot; &quot;&amp;[.K4]&amp;&quot;,&quot;" office:value-type="string" office:string-value="cns02 numeric," calcext:value-type="string">
            <text:p>cns02 numeric,</text:p>
          </table:table-cell>
          <table:table-cell table:formula="of:=[.L3]&amp;&quot; &quot;&amp;[.L4]&amp;&quot;,&quot;" office:value-type="string" office:string-value="cns03 numeric," calcext:value-type="string">
            <text:p>cns03 numeric,</text:p>
          </table:table-cell>
          <table:table-cell table:formula="of:=[.M3]&amp;&quot; &quot;&amp;[.M4]&amp;&quot;,&quot;" office:value-type="string" office:string-value="cns04 numeric," calcext:value-type="string">
            <text:p>cns04 numeric,</text:p>
          </table:table-cell>
          <table:table-cell table:formula="of:=[.N3]&amp;&quot; &quot;&amp;[.N4]&amp;&quot;,&quot;" office:value-type="string" office:string-value="cns05 numeric," calcext:value-type="string">
            <text:p>cns05 numeric,</text:p>
          </table:table-cell>
          <table:table-cell table:formula="of:=[.O3]&amp;&quot; &quot;&amp;[.O4]&amp;&quot;,&quot;" office:value-type="string" office:string-value="cns06 numeric," calcext:value-type="string">
            <text:p>cns06 numeric,</text:p>
          </table:table-cell>
          <table:table-cell table:formula="of:=[.P3]&amp;&quot; &quot;&amp;[.P4]&amp;&quot;,&quot;" office:value-type="string" office:string-value="cns07 numeric," calcext:value-type="string">
            <text:p>cns07 numeric,</text:p>
          </table:table-cell>
          <table:table-cell table:formula="of:=[.Q3]&amp;&quot; &quot;&amp;[.Q4]&amp;&quot;,&quot;" office:value-type="string" office:string-value="cns08 numeric," calcext:value-type="string">
            <text:p>cns08 numeric,</text:p>
          </table:table-cell>
          <table:table-cell table:formula="of:=[.R3]&amp;&quot; &quot;&amp;[.R4]&amp;&quot;,&quot;" office:value-type="string" office:string-value="cns09 numeric," calcext:value-type="string">
            <text:p>cns09 numeric,</text:p>
          </table:table-cell>
          <table:table-cell table:formula="of:=[.S3]&amp;&quot; &quot;&amp;[.S4]&amp;&quot;,&quot;" office:value-type="string" office:string-value="cns10 numeric," calcext:value-type="string">
            <text:p>cns10 numeric,</text:p>
          </table:table-cell>
          <table:table-cell table:formula="of:=[.T3]&amp;&quot; &quot;&amp;[.T4]&amp;&quot;,&quot;" office:value-type="string" office:string-value="cns11 numeric," calcext:value-type="string">
            <text:p>cns11 numeric,</text:p>
          </table:table-cell>
          <table:table-cell table:formula="of:=[.U3]&amp;&quot; &quot;&amp;[.U4]&amp;&quot;,&quot;" office:value-type="string" office:string-value="cns12 numeric," calcext:value-type="string">
            <text:p>cns12 numeric,</text:p>
          </table:table-cell>
          <table:table-cell table:formula="of:=[.V3]&amp;&quot; &quot;&amp;[.V4]&amp;&quot;,&quot;" office:value-type="string" office:string-value="cns13 numeric," calcext:value-type="string">
            <text:p>cns13 numeric,</text:p>
          </table:table-cell>
          <table:table-cell table:formula="of:=[.W3]&amp;&quot; &quot;&amp;[.W4]&amp;&quot;,&quot;" office:value-type="string" office:string-value="cns14 numeric," calcext:value-type="string">
            <text:p>cns14 numeric,</text:p>
          </table:table-cell>
          <table:table-cell table:formula="of:=[.X3]&amp;&quot; &quot;&amp;[.X4]&amp;&quot;,&quot;" office:value-type="string" office:string-value="cns15 numeric," calcext:value-type="string">
            <text:p>cns15 numeric,</text:p>
          </table:table-cell>
          <table:table-cell table:formula="of:=[.Y3]&amp;&quot; &quot;&amp;[.Y4]&amp;&quot;,&quot;" office:value-type="string" office:string-value="cns16 numeric," calcext:value-type="string">
            <text:p>cns16 numeric,</text:p>
          </table:table-cell>
          <table:table-cell table:formula="of:=[.Z3]&amp;&quot; &quot;&amp;[.Z4]&amp;&quot;,&quot;" office:value-type="string" office:string-value="cns17 numeric," calcext:value-type="string">
            <text:p>cns17 numeric,</text:p>
          </table:table-cell>
          <table:table-cell table:formula="of:=[.AA3]&amp;&quot; &quot;&amp;[.AA4]&amp;&quot;,&quot;" office:value-type="string" office:string-value="cns18 numeric," calcext:value-type="string">
            <text:p>cns18 numeric,</text:p>
          </table:table-cell>
          <table:table-cell table:formula="of:=[.AB3]&amp;&quot; &quot;&amp;[.AB4]&amp;&quot;,&quot;" office:value-type="string" office:string-value="cns19 numeric," calcext:value-type="string">
            <text:p>cns19 numeric,</text:p>
          </table:table-cell>
          <table:table-cell table:formula="of:=[.AC3]&amp;&quot; &quot;&amp;[.AC4]&amp;&quot;,&quot;" office:value-type="string" office:string-value="cns20 numeric," calcext:value-type="string">
            <text:p>cns20 numeric,</text:p>
          </table:table-cell>
          <table:table-cell table:formula="of:=[.AD3]&amp;&quot; &quot;&amp;[.AD4]&amp;&quot;,&quot;" office:value-type="string" office:string-value="cr01 numeric," calcext:value-type="string">
            <text:p>cr01 numeric,</text:p>
          </table:table-cell>
          <table:table-cell table:formula="of:=[.AE3]&amp;&quot; &quot;&amp;[.AE4]&amp;&quot;,&quot;" office:value-type="string" office:string-value="cr02 numeric," calcext:value-type="string">
            <text:p>cr02 numeric,</text:p>
          </table:table-cell>
          <table:table-cell table:formula="of:=[.AF3]&amp;&quot; &quot;&amp;[.AF4]&amp;&quot;,&quot;" office:value-type="string" office:string-value="cr03 numeric," calcext:value-type="string">
            <text:p>cr03 numeric,</text:p>
          </table:table-cell>
          <table:table-cell table:formula="of:=[.AG3]&amp;&quot; &quot;&amp;[.AG4]&amp;&quot;,&quot;" office:value-type="string" office:string-value="cr04 numeric," calcext:value-type="string">
            <text:p>cr04 numeric,</text:p>
          </table:table-cell>
          <table:table-cell table:formula="of:=[.AH3]&amp;&quot; &quot;&amp;[.AH4]&amp;&quot;,&quot;" office:value-type="string" office:string-value="cr05 numeric," calcext:value-type="string">
            <text:p>cr05 numeric,</text:p>
          </table:table-cell>
          <table:table-cell table:formula="of:=[.AI3]&amp;&quot; &quot;&amp;[.AI4]&amp;&quot;,&quot;" office:value-type="string" office:string-value="cr07 numeric," calcext:value-type="string">
            <text:p>cr07 numeric,</text:p>
          </table:table-cell>
          <table:table-cell table:formula="of:=[.AJ3]&amp;&quot; &quot;&amp;[.AJ4]&amp;&quot;,&quot;" office:value-type="string" office:string-value="ct01 numeric," calcext:value-type="string">
            <text:p>ct01 numeric,</text:p>
          </table:table-cell>
          <table:table-cell table:formula="of:=[.AK3]&amp;&quot; &quot;&amp;[.AK4]&amp;&quot;,&quot;" office:value-type="string" office:string-value="ct02 numeric," calcext:value-type="string">
            <text:p>ct02 numeric,</text:p>
          </table:table-cell>
          <table:table-cell table:formula="of:=[.AL3]&amp;&quot; &quot;&amp;[.AL4]&amp;&quot;,&quot;" office:value-type="string" office:string-value="cd01 numeric," calcext:value-type="string">
            <text:p>cd01 numeric,</text:p>
          </table:table-cell>
          <table:table-cell table:formula="of:=[.AM3]&amp;&quot; &quot;&amp;[.AM4]&amp;&quot;,&quot;" office:value-type="string" office:string-value="cd02 numeric," calcext:value-type="string">
            <text:p>cd02 numeric,</text:p>
          </table:table-cell>
          <table:table-cell table:formula="of:=[.AN3]&amp;&quot; &quot;&amp;[.AN4]&amp;&quot;,&quot;" office:value-type="string" office:string-value="cd03 numeric," calcext:value-type="string">
            <text:p>cd03 numeric,</text:p>
          </table:table-cell>
          <table:table-cell table:formula="of:=[.AO3]&amp;&quot; &quot;&amp;[.AO4]&amp;&quot;,&quot;" office:value-type="string" office:string-value="cd04 numeric," calcext:value-type="string">
            <text:p>cd04 numeric,</text:p>
          </table:table-cell>
          <table:table-cell table:formula="of:=[.AP3]&amp;&quot; &quot;&amp;[.AP4]&amp;&quot;,&quot;" office:value-type="string" office:string-value="cs01 numeric," calcext:value-type="string">
            <text:p>cs01 numeric,</text:p>
          </table:table-cell>
          <table:table-cell table:formula="of:=[.AQ3]&amp;&quot; &quot;&amp;[.AQ4]&amp;&quot;,&quot;" office:value-type="string" office:string-value="cs02 numeric," calcext:value-type="string">
            <text:p>cs02 numeric,</text:p>
          </table:table-cell>
          <table:table-cell table:formula="of:=[.AR3]&amp;&quot; &quot;&amp;[.AR4]&amp;&quot;,&quot;" office:value-type="string" office:string-value="createdate Varchar(8)," calcext:value-type="string">
            <text:p>createdate Varchar(8),</text:p>
          </table:table-cell>
          <table:table-cell table:formula="of:=[.AS3]&amp;&quot; &quot;&amp;[.AS4]&amp;&quot;,&quot;" office:value-type="string" office:string-value="year Int," calcext:value-type="string">
            <text:p>year Int,</text:p>
          </table:table-cell>
          <table:table-cell table:formula="of:=[.AT3]&amp;&quot; &quot;&amp;[.AT4]&amp;&quot;,&quot;" office:value-type="string" office:string-value="type Varchar(4)," calcext:value-type="string">
            <text:p>type Varchar(4),</text:p>
          </table:table-cell>
          <table:table-cell table:formula="of:=[.AU3]&amp;&quot; &quot;&amp;[.AU4]" office:value-type="string" office:string-value="seg Varchar(4)" calcext:value-type="string">
            <text:p>seg Varchar(4)</text:p>
          </table:table-cell>
          <table:table-cell table:number-columns-repeated="10"/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WA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w_geocode</text:p>
          </table:table-cell>
          <table:table-cell office:value-type="string" calcext:value-type="string">
            <text:p>c000</text:p>
          </table:table-cell>
          <table:table-cell office:value-type="string" calcext:value-type="string">
            <text:p>ca01</text:p>
          </table:table-cell>
          <table:table-cell office:value-type="string" calcext:value-type="string">
            <text:p>ca02</text:p>
          </table:table-cell>
          <table:table-cell office:value-type="string" calcext:value-type="string">
            <text:p>ca03</text:p>
          </table:table-cell>
          <table:table-cell office:value-type="string" calcext:value-type="string">
            <text:p>ce01</text:p>
          </table:table-cell>
          <table:table-cell office:value-type="string" calcext:value-type="string">
            <text:p>ce02</text:p>
          </table:table-cell>
          <table:table-cell office:value-type="string" calcext:value-type="string">
            <text:p>ce03</text:p>
          </table:table-cell>
          <table:table-cell office:value-type="string" calcext:value-type="string">
            <text:p>cns01</text:p>
          </table:table-cell>
          <table:table-cell office:value-type="string" calcext:value-type="string">
            <text:p>cns02</text:p>
          </table:table-cell>
          <table:table-cell office:value-type="string" calcext:value-type="string">
            <text:p>cns03</text:p>
          </table:table-cell>
          <table:table-cell office:value-type="string" calcext:value-type="string">
            <text:p>cns04</text:p>
          </table:table-cell>
          <table:table-cell office:value-type="string" calcext:value-type="string">
            <text:p>cns05</text:p>
          </table:table-cell>
          <table:table-cell office:value-type="string" calcext:value-type="string">
            <text:p>cns06</text:p>
          </table:table-cell>
          <table:table-cell office:value-type="string" calcext:value-type="string">
            <text:p>cns07</text:p>
          </table:table-cell>
          <table:table-cell office:value-type="string" calcext:value-type="string">
            <text:p>cns08</text:p>
          </table:table-cell>
          <table:table-cell office:value-type="string" calcext:value-type="string">
            <text:p>cns09</text:p>
          </table:table-cell>
          <table:table-cell office:value-type="string" calcext:value-type="string">
            <text:p>cns10</text:p>
          </table:table-cell>
          <table:table-cell office:value-type="string" calcext:value-type="string">
            <text:p>cns11</text:p>
          </table:table-cell>
          <table:table-cell office:value-type="string" calcext:value-type="string">
            <text:p>cns12</text:p>
          </table:table-cell>
          <table:table-cell office:value-type="string" calcext:value-type="string">
            <text:p>cns13</text:p>
          </table:table-cell>
          <table:table-cell office:value-type="string" calcext:value-type="string">
            <text:p>cns14</text:p>
          </table:table-cell>
          <table:table-cell office:value-type="string" calcext:value-type="string">
            <text:p>cns15</text:p>
          </table:table-cell>
          <table:table-cell office:value-type="string" calcext:value-type="string">
            <text:p>cns16</text:p>
          </table:table-cell>
          <table:table-cell office:value-type="string" calcext:value-type="string">
            <text:p>cns17</text:p>
          </table:table-cell>
          <table:table-cell office:value-type="string" calcext:value-type="string">
            <text:p>cns18</text:p>
          </table:table-cell>
          <table:table-cell office:value-type="string" calcext:value-type="string">
            <text:p>cns19</text:p>
          </table:table-cell>
          <table:table-cell office:value-type="string" calcext:value-type="string">
            <text:p>cns20</text:p>
          </table:table-cell>
          <table:table-cell office:value-type="string" calcext:value-type="string">
            <text:p>cr01</text:p>
          </table:table-cell>
          <table:table-cell office:value-type="string" calcext:value-type="string">
            <text:p>cr02</text:p>
          </table:table-cell>
          <table:table-cell office:value-type="string" calcext:value-type="string">
            <text:p>cr03</text:p>
          </table:table-cell>
          <table:table-cell office:value-type="string" calcext:value-type="string">
            <text:p>cr04</text:p>
          </table:table-cell>
          <table:table-cell office:value-type="string" calcext:value-type="string">
            <text:p>cr05</text:p>
          </table:table-cell>
          <table:table-cell office:value-type="string" calcext:value-type="string">
            <text:p>cr07</text:p>
          </table:table-cell>
          <table:table-cell office:value-type="string" calcext:value-type="string">
            <text:p>ct01</text:p>
          </table:table-cell>
          <table:table-cell office:value-type="string" calcext:value-type="string">
            <text:p>ct02</text:p>
          </table:table-cell>
          <table:table-cell office:value-type="string" calcext:value-type="string">
            <text:p>cd01</text:p>
          </table:table-cell>
          <table:table-cell office:value-type="string" calcext:value-type="string">
            <text:p>cd02</text:p>
          </table:table-cell>
          <table:table-cell office:value-type="string" calcext:value-type="string">
            <text:p>cd03</text:p>
          </table:table-cell>
          <table:table-cell office:value-type="string" calcext:value-type="string">
            <text:p>cd04</text:p>
          </table:table-cell>
          <table:table-cell office:value-type="string" calcext:value-type="string">
            <text:p>cs01</text:p>
          </table:table-cell>
          <table:table-cell office:value-type="string" calcext:value-type="string">
            <text:p>cs02</text:p>
          </table:table-cell>
          <table:table-cell office:value-type="string" calcext:value-type="string">
            <text:p>cfa01</text:p>
          </table:table-cell>
          <table:table-cell office:value-type="string" calcext:value-type="string">
            <text:p>cfa02</text:p>
          </table:table-cell>
          <table:table-cell office:value-type="string" calcext:value-type="string">
            <text:p>cfa03</text:p>
          </table:table-cell>
          <table:table-cell office:value-type="string" calcext:value-type="string">
            <text:p>cfa04</text:p>
          </table:table-cell>
          <table:table-cell office:value-type="string" calcext:value-type="string">
            <text:p>cfa05</text:p>
          </table:table-cell>
          <table:table-cell office:value-type="string" calcext:value-type="string">
            <text:p>cfs01</text:p>
          </table:table-cell>
          <table:table-cell office:value-type="string" calcext:value-type="string">
            <text:p>cfs02</text:p>
          </table:table-cell>
          <table:table-cell office:value-type="string" calcext:value-type="string">
            <text:p>cfs03</text:p>
          </table:table-cell>
          <table:table-cell office:value-type="string" calcext:value-type="string">
            <text:p>cfs04</text:p>
          </table:table-cell>
          <table:table-cell office:value-type="string" calcext:value-type="string">
            <text:p>cfs0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15)</text:p>
          </table:table-cell>
          <table:table-cell table:number-columns-repeated="51" office:value-type="string" calcext:value-type="string">
            <text:p>numeric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numeric</text:p>
          </table:table-cell>
          <table:table-cell table:number-columns-repeated="2" office:value-type="string" calcext:value-type="string">
            <text:p>Varchar(4)</text:p>
          </table:table-cell>
        </table:table-row>
        <table:table-row table:style-name="ro1">
          <table:table-cell office:value-type="string" calcext:value-type="string">
            <text:p>for CREATE TABLE query</text:p>
          </table:table-cell>
          <table:table-cell table:formula="of:=[.B8]&amp;&quot; &quot;&amp;[.B9]&amp;&quot;,&quot;" office:value-type="string" office:string-value="w_geocode Varchar(15)," calcext:value-type="string">
            <text:p>w_geocode Varchar(15),</text:p>
          </table:table-cell>
          <table:table-cell table:formula="of:=[.C8]&amp;&quot; &quot;&amp;[.C9]&amp;&quot;,&quot;" office:value-type="string" office:string-value="c000 numeric," calcext:value-type="string">
            <text:p>c000 numeric,</text:p>
          </table:table-cell>
          <table:table-cell table:formula="of:=[.D8]&amp;&quot; &quot;&amp;[.D9]&amp;&quot;,&quot;" office:value-type="string" office:string-value="ca01 numeric," calcext:value-type="string">
            <text:p>ca01 numeric,</text:p>
          </table:table-cell>
          <table:table-cell table:formula="of:=[.E8]&amp;&quot; &quot;&amp;[.E9]&amp;&quot;,&quot;" office:value-type="string" office:string-value="ca02 numeric," calcext:value-type="string">
            <text:p>ca02 numeric,</text:p>
          </table:table-cell>
          <table:table-cell table:formula="of:=[.F8]&amp;&quot; &quot;&amp;[.F9]&amp;&quot;,&quot;" office:value-type="string" office:string-value="ca03 numeric," calcext:value-type="string">
            <text:p>ca03 numeric,</text:p>
          </table:table-cell>
          <table:table-cell table:formula="of:=[.G8]&amp;&quot; &quot;&amp;[.G9]&amp;&quot;,&quot;" office:value-type="string" office:string-value="ce01 numeric," calcext:value-type="string">
            <text:p>ce01 numeric,</text:p>
          </table:table-cell>
          <table:table-cell table:formula="of:=[.H8]&amp;&quot; &quot;&amp;[.H9]&amp;&quot;,&quot;" office:value-type="string" office:string-value="ce02 numeric," calcext:value-type="string">
            <text:p>ce02 numeric,</text:p>
          </table:table-cell>
          <table:table-cell table:formula="of:=[.I8]&amp;&quot; &quot;&amp;[.I9]&amp;&quot;,&quot;" office:value-type="string" office:string-value="ce03 numeric," calcext:value-type="string">
            <text:p>ce03 numeric,</text:p>
          </table:table-cell>
          <table:table-cell table:formula="of:=[.J8]&amp;&quot; &quot;&amp;[.J9]&amp;&quot;,&quot;" office:value-type="string" office:string-value="cns01 numeric," calcext:value-type="string">
            <text:p>cns01 numeric,</text:p>
          </table:table-cell>
          <table:table-cell table:formula="of:=[.K8]&amp;&quot; &quot;&amp;[.K9]&amp;&quot;,&quot;" office:value-type="string" office:string-value="cns02 numeric," calcext:value-type="string">
            <text:p>cns02 numeric,</text:p>
          </table:table-cell>
          <table:table-cell table:formula="of:=[.L8]&amp;&quot; &quot;&amp;[.L9]&amp;&quot;,&quot;" office:value-type="string" office:string-value="cns03 numeric," calcext:value-type="string">
            <text:p>cns03 numeric,</text:p>
          </table:table-cell>
          <table:table-cell table:formula="of:=[.M8]&amp;&quot; &quot;&amp;[.M9]&amp;&quot;,&quot;" office:value-type="string" office:string-value="cns04 numeric," calcext:value-type="string">
            <text:p>cns04 numeric,</text:p>
          </table:table-cell>
          <table:table-cell table:formula="of:=[.N8]&amp;&quot; &quot;&amp;[.N9]&amp;&quot;,&quot;" office:value-type="string" office:string-value="cns05 numeric," calcext:value-type="string">
            <text:p>cns05 numeric,</text:p>
          </table:table-cell>
          <table:table-cell table:formula="of:=[.O8]&amp;&quot; &quot;&amp;[.O9]&amp;&quot;,&quot;" office:value-type="string" office:string-value="cns06 numeric," calcext:value-type="string">
            <text:p>cns06 numeric,</text:p>
          </table:table-cell>
          <table:table-cell table:formula="of:=[.P8]&amp;&quot; &quot;&amp;[.P9]&amp;&quot;,&quot;" office:value-type="string" office:string-value="cns07 numeric," calcext:value-type="string">
            <text:p>cns07 numeric,</text:p>
          </table:table-cell>
          <table:table-cell table:formula="of:=[.Q8]&amp;&quot; &quot;&amp;[.Q9]&amp;&quot;,&quot;" office:value-type="string" office:string-value="cns08 numeric," calcext:value-type="string">
            <text:p>cns08 numeric,</text:p>
          </table:table-cell>
          <table:table-cell table:formula="of:=[.R8]&amp;&quot; &quot;&amp;[.R9]&amp;&quot;,&quot;" office:value-type="string" office:string-value="cns09 numeric," calcext:value-type="string">
            <text:p>cns09 numeric,</text:p>
          </table:table-cell>
          <table:table-cell table:formula="of:=[.S8]&amp;&quot; &quot;&amp;[.S9]&amp;&quot;,&quot;" office:value-type="string" office:string-value="cns10 numeric," calcext:value-type="string">
            <text:p>cns10 numeric,</text:p>
          </table:table-cell>
          <table:table-cell table:formula="of:=[.T8]&amp;&quot; &quot;&amp;[.T9]&amp;&quot;,&quot;" office:value-type="string" office:string-value="cns11 numeric," calcext:value-type="string">
            <text:p>cns11 numeric,</text:p>
          </table:table-cell>
          <table:table-cell table:formula="of:=[.U8]&amp;&quot; &quot;&amp;[.U9]&amp;&quot;,&quot;" office:value-type="string" office:string-value="cns12 numeric," calcext:value-type="string">
            <text:p>cns12 numeric,</text:p>
          </table:table-cell>
          <table:table-cell table:formula="of:=[.V8]&amp;&quot; &quot;&amp;[.V9]&amp;&quot;,&quot;" office:value-type="string" office:string-value="cns13 numeric," calcext:value-type="string">
            <text:p>cns13 numeric,</text:p>
          </table:table-cell>
          <table:table-cell table:formula="of:=[.W8]&amp;&quot; &quot;&amp;[.W9]&amp;&quot;,&quot;" office:value-type="string" office:string-value="cns14 numeric," calcext:value-type="string">
            <text:p>cns14 numeric,</text:p>
          </table:table-cell>
          <table:table-cell table:formula="of:=[.X8]&amp;&quot; &quot;&amp;[.X9]&amp;&quot;,&quot;" office:value-type="string" office:string-value="cns15 numeric," calcext:value-type="string">
            <text:p>cns15 numeric,</text:p>
          </table:table-cell>
          <table:table-cell table:formula="of:=[.Y8]&amp;&quot; &quot;&amp;[.Y9]&amp;&quot;,&quot;" office:value-type="string" office:string-value="cns16 numeric," calcext:value-type="string">
            <text:p>cns16 numeric,</text:p>
          </table:table-cell>
          <table:table-cell table:formula="of:=[.Z8]&amp;&quot; &quot;&amp;[.Z9]&amp;&quot;,&quot;" office:value-type="string" office:string-value="cns17 numeric," calcext:value-type="string">
            <text:p>cns17 numeric,</text:p>
          </table:table-cell>
          <table:table-cell table:formula="of:=[.AA8]&amp;&quot; &quot;&amp;[.AA9]&amp;&quot;,&quot;" office:value-type="string" office:string-value="cns18 numeric," calcext:value-type="string">
            <text:p>cns18 numeric,</text:p>
          </table:table-cell>
          <table:table-cell table:formula="of:=[.AB8]&amp;&quot; &quot;&amp;[.AB9]&amp;&quot;,&quot;" office:value-type="string" office:string-value="cns19 numeric," calcext:value-type="string">
            <text:p>cns19 numeric,</text:p>
          </table:table-cell>
          <table:table-cell table:formula="of:=[.AC8]&amp;&quot; &quot;&amp;[.AC9]&amp;&quot;,&quot;" office:value-type="string" office:string-value="cns20 numeric," calcext:value-type="string">
            <text:p>cns20 numeric,</text:p>
          </table:table-cell>
          <table:table-cell table:formula="of:=[.AD8]&amp;&quot; &quot;&amp;[.AD9]&amp;&quot;,&quot;" office:value-type="string" office:string-value="cr01 numeric," calcext:value-type="string">
            <text:p>cr01 numeric,</text:p>
          </table:table-cell>
          <table:table-cell table:formula="of:=[.AE8]&amp;&quot; &quot;&amp;[.AE9]&amp;&quot;,&quot;" office:value-type="string" office:string-value="cr02 numeric," calcext:value-type="string">
            <text:p>cr02 numeric,</text:p>
          </table:table-cell>
          <table:table-cell table:formula="of:=[.AF8]&amp;&quot; &quot;&amp;[.AF9]&amp;&quot;,&quot;" office:value-type="string" office:string-value="cr03 numeric," calcext:value-type="string">
            <text:p>cr03 numeric,</text:p>
          </table:table-cell>
          <table:table-cell table:formula="of:=[.AG8]&amp;&quot; &quot;&amp;[.AG9]&amp;&quot;,&quot;" office:value-type="string" office:string-value="cr04 numeric," calcext:value-type="string">
            <text:p>cr04 numeric,</text:p>
          </table:table-cell>
          <table:table-cell table:formula="of:=[.AH8]&amp;&quot; &quot;&amp;[.AH9]&amp;&quot;,&quot;" office:value-type="string" office:string-value="cr05 numeric," calcext:value-type="string">
            <text:p>cr05 numeric,</text:p>
          </table:table-cell>
          <table:table-cell table:formula="of:=[.AI8]&amp;&quot; &quot;&amp;[.AI9]&amp;&quot;,&quot;" office:value-type="string" office:string-value="cr07 numeric," calcext:value-type="string">
            <text:p>cr07 numeric,</text:p>
          </table:table-cell>
          <table:table-cell table:formula="of:=[.AJ8]&amp;&quot; &quot;&amp;[.AJ9]&amp;&quot;,&quot;" office:value-type="string" office:string-value="ct01 numeric," calcext:value-type="string">
            <text:p>ct01 numeric,</text:p>
          </table:table-cell>
          <table:table-cell table:formula="of:=[.AK8]&amp;&quot; &quot;&amp;[.AK9]&amp;&quot;,&quot;" office:value-type="string" office:string-value="ct02 numeric," calcext:value-type="string">
            <text:p>ct02 numeric,</text:p>
          </table:table-cell>
          <table:table-cell table:formula="of:=[.AL8]&amp;&quot; &quot;&amp;[.AL9]&amp;&quot;,&quot;" office:value-type="string" office:string-value="cd01 numeric," calcext:value-type="string">
            <text:p>cd01 numeric,</text:p>
          </table:table-cell>
          <table:table-cell table:formula="of:=[.AM8]&amp;&quot; &quot;&amp;[.AM9]&amp;&quot;,&quot;" office:value-type="string" office:string-value="cd02 numeric," calcext:value-type="string">
            <text:p>cd02 numeric,</text:p>
          </table:table-cell>
          <table:table-cell table:formula="of:=[.AN8]&amp;&quot; &quot;&amp;[.AN9]&amp;&quot;,&quot;" office:value-type="string" office:string-value="cd03 numeric," calcext:value-type="string">
            <text:p>cd03 numeric,</text:p>
          </table:table-cell>
          <table:table-cell table:formula="of:=[.AO8]&amp;&quot; &quot;&amp;[.AO9]&amp;&quot;,&quot;" office:value-type="string" office:string-value="cd04 numeric," calcext:value-type="string">
            <text:p>cd04 numeric,</text:p>
          </table:table-cell>
          <table:table-cell table:formula="of:=[.AP8]&amp;&quot; &quot;&amp;[.AP9]&amp;&quot;,&quot;" office:value-type="string" office:string-value="cs01 numeric," calcext:value-type="string">
            <text:p>cs01 numeric,</text:p>
          </table:table-cell>
          <table:table-cell table:formula="of:=[.AQ8]&amp;&quot; &quot;&amp;[.AQ9]&amp;&quot;,&quot;" office:value-type="string" office:string-value="cs02 numeric," calcext:value-type="string">
            <text:p>cs02 numeric,</text:p>
          </table:table-cell>
          <table:table-cell table:formula="of:=[.AR8]&amp;&quot; &quot;&amp;[.AR9]&amp;&quot;,&quot;" office:value-type="string" office:string-value="cfa01 numeric," calcext:value-type="string">
            <text:p>cfa01 numeric,</text:p>
          </table:table-cell>
          <table:table-cell table:formula="of:=[.AS8]&amp;&quot; &quot;&amp;[.AS9]&amp;&quot;,&quot;" office:value-type="string" office:string-value="cfa02 numeric," calcext:value-type="string">
            <text:p>cfa02 numeric,</text:p>
          </table:table-cell>
          <table:table-cell table:formula="of:=[.AT8]&amp;&quot; &quot;&amp;[.AT9]&amp;&quot;,&quot;" office:value-type="string" office:string-value="cfa03 numeric," calcext:value-type="string">
            <text:p>cfa03 numeric,</text:p>
          </table:table-cell>
          <table:table-cell table:formula="of:=[.AU8]&amp;&quot; &quot;&amp;[.AU9]&amp;&quot;,&quot;" office:value-type="string" office:string-value="cfa04 numeric," calcext:value-type="string">
            <text:p>cfa04 numeric,</text:p>
          </table:table-cell>
          <table:table-cell table:formula="of:=[.AV8]&amp;&quot; &quot;&amp;[.AV9]&amp;&quot;,&quot;" office:value-type="string" office:string-value="cfa05 numeric," calcext:value-type="string">
            <text:p>cfa05 numeric,</text:p>
          </table:table-cell>
          <table:table-cell table:formula="of:=[.AW8]&amp;&quot; &quot;&amp;[.AW9]&amp;&quot;,&quot;" office:value-type="string" office:string-value="cfs01 numeric," calcext:value-type="string">
            <text:p>cfs01 numeric,</text:p>
          </table:table-cell>
          <table:table-cell table:formula="of:=[.AX8]&amp;&quot; &quot;&amp;[.AX9]&amp;&quot;,&quot;" office:value-type="string" office:string-value="cfs02 numeric," calcext:value-type="string">
            <text:p>cfs02 numeric,</text:p>
          </table:table-cell>
          <table:table-cell table:formula="of:=[.AY8]&amp;&quot; &quot;&amp;[.AY9]&amp;&quot;,&quot;" office:value-type="string" office:string-value="cfs03 numeric," calcext:value-type="string">
            <text:p>cfs03 numeric,</text:p>
          </table:table-cell>
          <table:table-cell table:formula="of:=[.AZ8]&amp;&quot; &quot;&amp;[.AZ9]&amp;&quot;,&quot;" office:value-type="string" office:string-value="cfs04 numeric," calcext:value-type="string">
            <text:p>cfs04 numeric,</text:p>
          </table:table-cell>
          <table:table-cell table:formula="of:=[.BA8]&amp;&quot; &quot;&amp;[.BA9]&amp;&quot;,&quot;" office:value-type="string" office:string-value="cfs05 numeric," calcext:value-type="string">
            <text:p>cfs05 numeric,</text:p>
          </table:table-cell>
          <table:table-cell table:formula="of:=[.BB8]&amp;&quot; &quot;&amp;[.BB9]&amp;&quot;,&quot;" office:value-type="string" office:string-value="createdate Varchar(8)," calcext:value-type="string">
            <text:p>createdate Varchar(8),</text:p>
          </table:table-cell>
          <table:table-cell table:formula="of:=[.BC8]&amp;&quot; &quot;&amp;[.BC9]&amp;&quot;,&quot;" office:value-type="string" office:string-value="year numeric," calcext:value-type="string">
            <text:p>year numeric,</text:p>
          </table:table-cell>
          <table:table-cell table:formula="of:=[.BD8]&amp;&quot; &quot;&amp;[.BD9]&amp;&quot;,&quot;" office:value-type="string" office:string-value="type Varchar(4)," calcext:value-type="string">
            <text:p>type Varchar(4),</text:p>
          </table:table-cell>
          <table:table-cell table:formula="of:=[.BE8]&amp;&quot; &quot;&amp;[.BE9]" office:value-type="string" office:string-value="seg Varchar(4)" calcext:value-type="string">
            <text:p>seg Varchar(4)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O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w_geocode</text:p>
          </table:table-cell>
          <table:table-cell office:value-type="string" calcext:value-type="string">
            <text:p>h_geocode</text:p>
          </table:table-cell>
          <table:table-cell office:value-type="string" calcext:value-type="string">
            <text:p>s000</text:p>
          </table:table-cell>
          <table:table-cell office:value-type="string" calcext:value-type="string">
            <text:p>sa01</text:p>
          </table:table-cell>
          <table:table-cell office:value-type="string" calcext:value-type="string">
            <text:p>sa02</text:p>
          </table:table-cell>
          <table:table-cell office:value-type="string" calcext:value-type="string">
            <text:p>sa03</text:p>
          </table:table-cell>
          <table:table-cell office:value-type="string" calcext:value-type="string">
            <text:p>se01</text:p>
          </table:table-cell>
          <table:table-cell office:value-type="string" calcext:value-type="string">
            <text:p>se02</text:p>
          </table:table-cell>
          <table:table-cell office:value-type="string" calcext:value-type="string">
            <text:p>se03</text:p>
          </table:table-cell>
          <table:table-cell office:value-type="string" calcext:value-type="string">
            <text:p>si01</text:p>
          </table:table-cell>
          <table:table-cell office:value-type="string" calcext:value-type="string">
            <text:p>si02</text:p>
          </table:table-cell>
          <table:table-cell office:value-type="string" calcext:value-type="string">
            <text:p>si0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Varchar(15)</text:p>
          </table:table-cell>
          <table:table-cell table:number-columns-repeated="10" office:value-type="string" calcext:value-type="string">
            <text:p>numeric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4)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or CREATE TABLE query</text:p>
          </table:table-cell>
          <table:table-cell table:formula="of:=[.B13]&amp;&quot; &quot;&amp;[.B14]&amp;&quot;,&quot;" office:value-type="string" office:string-value="w_geocode Varchar(15)," calcext:value-type="string">
            <text:p>w_geocode Varchar(15),</text:p>
          </table:table-cell>
          <table:table-cell table:formula="of:=[.C13]&amp;&quot; &quot;&amp;[.C14]&amp;&quot;,&quot;" office:value-type="string" office:string-value="h_geocode Varchar(15)," calcext:value-type="string">
            <text:p>h_geocode Varchar(15),</text:p>
          </table:table-cell>
          <table:table-cell table:formula="of:=[.D13]&amp;&quot; &quot;&amp;[.D14]&amp;&quot;,&quot;" office:value-type="string" office:string-value="s000 numeric," calcext:value-type="string">
            <text:p>s000 numeric,</text:p>
          </table:table-cell>
          <table:table-cell table:formula="of:=[.E13]&amp;&quot; &quot;&amp;[.E14]&amp;&quot;,&quot;" office:value-type="string" office:string-value="sa01 numeric," calcext:value-type="string">
            <text:p>sa01 numeric,</text:p>
          </table:table-cell>
          <table:table-cell table:formula="of:=[.F13]&amp;&quot; &quot;&amp;[.F14]&amp;&quot;,&quot;" office:value-type="string" office:string-value="sa02 numeric," calcext:value-type="string">
            <text:p>sa02 numeric,</text:p>
          </table:table-cell>
          <table:table-cell table:formula="of:=[.G13]&amp;&quot; &quot;&amp;[.G14]&amp;&quot;,&quot;" office:value-type="string" office:string-value="sa03 numeric," calcext:value-type="string">
            <text:p>sa03 numeric,</text:p>
          </table:table-cell>
          <table:table-cell table:formula="of:=[.H13]&amp;&quot; &quot;&amp;[.H14]&amp;&quot;,&quot;" office:value-type="string" office:string-value="se01 numeric," calcext:value-type="string">
            <text:p>se01 numeric,</text:p>
          </table:table-cell>
          <table:table-cell table:formula="of:=[.I13]&amp;&quot; &quot;&amp;[.I14]&amp;&quot;,&quot;" office:value-type="string" office:string-value="se02 numeric," calcext:value-type="string">
            <text:p>se02 numeric,</text:p>
          </table:table-cell>
          <table:table-cell table:formula="of:=[.J13]&amp;&quot; &quot;&amp;[.J14]&amp;&quot;,&quot;" office:value-type="string" office:string-value="se03 numeric," calcext:value-type="string">
            <text:p>se03 numeric,</text:p>
          </table:table-cell>
          <table:table-cell table:formula="of:=[.K13]&amp;&quot; &quot;&amp;[.K14]&amp;&quot;,&quot;" office:value-type="string" office:string-value="si01 numeric," calcext:value-type="string">
            <text:p>si01 numeric,</text:p>
          </table:table-cell>
          <table:table-cell table:formula="of:=[.L13]&amp;&quot; &quot;&amp;[.L14]&amp;&quot;,&quot;" office:value-type="string" office:string-value="si02 numeric," calcext:value-type="string">
            <text:p>si02 numeric,</text:p>
          </table:table-cell>
          <table:table-cell table:formula="of:=[.M13]&amp;&quot; &quot;&amp;[.M14]&amp;&quot;,&quot;" office:value-type="string" office:string-value="si03 numeric," calcext:value-type="string">
            <text:p>si03 numeric,</text:p>
          </table:table-cell>
          <table:table-cell table:formula="of:=[.N13]&amp;&quot; &quot;&amp;[.N14]&amp;&quot;,&quot;" office:value-type="string" office:string-value="createdate Varchar(8)," calcext:value-type="string">
            <text:p>createdate Varchar(8),</text:p>
          </table:table-cell>
          <table:table-cell table:formula="of:=[.O13]&amp;&quot; &quot;&amp;[.O14]&amp;&quot;,&quot;" office:value-type="string" office:string-value="year Int," calcext:value-type="string">
            <text:p>year Int,</text:p>
          </table:table-cell>
          <table:table-cell table:formula="of:=[.P13]&amp;&quot; &quot;&amp;[.P14]&amp;&quot;,&quot;" office:value-type="string" office:string-value="type Varchar(4)," calcext:value-type="string">
            <text:p>type Varchar(4),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ton Hunter</meta:initial-creator>
    <meta:creation-date>2015-10-30T11:54:20.874585544</meta:creation-date>
    <dc:date>2015-10-30T12:43:09.157898078</dc:date>
    <dc:creator>Clayton Hunter</dc:creator>
    <meta:editing-duration>PT48M46S</meta:editing-duration>
    <meta:editing-cycles>3</meta:editing-cycles>
    <meta:generator>LibreOffice/5.0.2.2$Linux_X86_64 LibreOffice_project/00m0$Build-2</meta:generator>
    <meta:document-statistic meta:table-count="1" meta:cell-count="363" meta:object-count="0"/>
  </office:meta>
</office:document-meta>
</file>